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Marshaler.fromNMS( SoapMessage soapMessage , NormalizedMessage normalized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BIMarshaler.toNMS( NormalizedMessage normalizedMessage , SoapMessage soap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